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6.324cm"/>
    </style:style>
    <style:style style:name="Tableau1.C" style:family="table-column">
      <style:table-column-properties style:column-width="2.103cm"/>
    </style:style>
    <style:style style:name="Tableau1.D" style:family="table-column">
      <style:table-column-properties style:column-width="3.612cm"/>
    </style:style>
    <style:style style:name="Tableau1.E" style:family="table-column">
      <style:table-column-properties style:column-width="3.201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625cm"/>
    </style:style>
    <style:style style:name="Tableau2.B" style:family="table-column">
      <style:table-column-properties style:column-width="13.3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625cm"/>
    </style:style>
    <style:style style:name="Tableau3.B" style:family="table-column">
      <style:table-column-properties style:column-width="13.38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style:text-autospace="none"/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4" style:family="paragraph" style:parent-style-name="Standard">
      <style:paragraph-properties style:text-autospace="none"/>
      <style:text-properties style:font-name="Courier New" fo:font-size="11pt" fo:language="fr" fo:country="FR" style:text-underline-style="solid" style:text-underline-width="auto" style:text-underline-color="font-color" style:font-name-asian="Courier New" style:font-size-asian="11pt" style:font-name-complex="Courier New" style:font-size-complex="11pt"/>
    </style:style>
    <style:style style:name="P5" style:family="paragraph" style:parent-style-name="Standard" style:list-style-name="L1">
      <style:paragraph-properties style:text-autospace="none"/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6" style:family="paragraph" style:parent-style-name="Standard" style:list-style-name="L2">
      <style:paragraph-properties style:text-autospace="none"/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nctionnalités attendues pour "voyages"</text:h>
      <text:p text:style-name="Standard"/>
      <text:h text:style-name="Heading_20_2" text:outline-level="2">Spécificités de l'expression des besoins</text:h>
      <text:p text:style-name="Standard"/>
      <text:h text:style-name="Heading_20_3" text:outline-level="3">Rappel : expression initiale du besoin.</text:h>
      <text:p text:style-name="Standard"/>
      <text:p text:style-name="P4">Etude de cas "Agence de voyage"</text:p>
      <text:p text:style-name="P3"/>
      <text:p text:style-name="P3">FH (Fun Holiday) <text:s/>est une agence de voyage fictive qui a un siège social basé à Paris et une cinquantaine d'agences en province.</text:p>
      <text:p text:style-name="P3"/>
      <text:p text:style-name="P3">Cette société propose à ses clients des solutions complètes (configurables):</text:p>
      <text:p text:style-name="P3"><text:s text:c="7"/>transport + séjour (hôtel et repas) + activités.</text:p>
      <text:p text:style-name="P3"/>
      <text:p text:style-name="P3">FH souhaite se doter d'un système informatique permettant de:</text:p>
      <text:list xml:id="list38280928" text:style-name="L1">
        <text:list-item>
          <text:p text:style-name="P5">gérer les réservations (depuis agence + depuis internet ).</text:p>
        </text:list-item>
        <text:list-item>
          <text:p text:style-name="P5">consulter le catalogue des séjours (et constituer le catalogue dans une future version )</text:p>
        </text:list-item>
        <text:list-item>
          <text:p text:style-name="P5">gérer l'aspect logistique (avions , trains , ...)</text:p>
        </text:list-item>
      </text:list>
      <text:p text:style-name="P3"/>
      <text:p text:style-name="P3"><text:span text:style-name="T1">Spécifications du cahier des charges</text:span>:</text:p>
      <text:p text:style-name="P3"/>
      <text:p text:style-name="P3">* Gestion du catalogue:</text:p>
      <text:p text:style-name="P3">Le responsable de l'agence met en place des partenariats avec des prestataires sérieux (ex : Hotels , CompagnieAérienne, ….)</text:p>
      <text:p text:style-name="P3">et configure ensuite les voyages du catalogue ("pack voyage").</text:p>
      <text:p text:style-name="P3"/>
      <text:p text:style-name="P3">* Gestion des réservation:</text:p>
      <text:p text:style-name="P3">Gestion du nombre de places (nbParticipant) , acompte de 30 %</text:p>
      <text:p text:style-name="P3">Si depuis internet → paiement sécurisé délégué à la banque BqeXY .</text:p>
      <text:p text:style-name="P3">Chaque réservation unitaire (d'un client) sera automatiquement suivie</text:p>
      <text:p text:style-name="P3">de réservations temporaires (en options) de prestations adéquates .<text:line-break/>Ces réservations de prestations seront définitives au moment de la gestion de la logistique (consolidation des voyages associés à une même destination) .</text:p>
      <text:p text:style-name="P3"/>
      <text:p text:style-name="P3">* Gestion de la logistique:</text:p>
      <text:p text:style-name="P3">Annulation si trop peu d'inscrits 15 jours avant le départ.</text:p>
      <text:p text:style-name="P3">Transport (Etapes,...)</text:p>
      <text:p text:style-name="P3">...</text:p>
      <text:p text:style-name="Standard"/>
      <text:h text:style-name="Heading_20_3" text:outline-level="3">Règles de gestion génériques</text:h>
      <text:p text:style-name="Standard"/>
      <text:p text:style-name="Standard"><text:span text:style-name="T1">NB </text:span>: Les différentes règles de gestion récurrentes qui suivent devront être systématiquement <text:s/>appliquées sur l'ensemble des formulaires (de saisies) de l'applicat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 des règles de gestion</text:p>
          </table:table-cell>
          <table:table-cell table:style-name="Tableau2.B1" office:value-type="string">
            <text:p text:style-name="P2">Définitions de ces règles</text:p>
          </table:table-cell>
        </table:table-row>
        <table:table-row>
          <table:table-cell table:style-name="Tableau2.A2" office:value-type="string">
            <text:p text:style-name="Table_20_Contents">rMajNomPropre</text:p>
          </table:table-cell>
          <table:table-cell table:style-name="Tableau2.B2" office:value-type="string">
            <text:p text:style-name="Table_20_Contents">Tout nom propre devra commencer par une majuscule (ex : Nom de Personne , nom de Pays , ….)</text:p>
          </table:table-cell>
        </table:table-row>
        <table:table-row>
          <table:table-cell table:style-name="Tableau2.A2" office:value-type="string">
            <text:p text:style-name="Table_20_Contents">rDateDebutFin</text:p>
          </table:table-cell>
          <table:table-cell table:style-name="Tableau2.B2" office:value-type="string">
            <text:p text:style-name="Table_20_Contents">Toute période (avec date de début et date de fin) devra respecter la règle <text:soft-page-break/>élémentaire suivante date_fin &gt;= date_debut .</text:p>
          </table:table-cell>
        </table:table-row>
        <table:table-row>
          <table:table-cell table:style-name="Tableau2.A2" office:value-type="string">
            <text:p text:style-name="Table_20_Contents">rValeurDecimale</text:p>
          </table:table-cell>
          <table:table-cell table:style-name="Tableau2.B2" office:value-type="string">
            <text:p text:style-name="Table_20_Contents">Toute valeur décimale (avec virgule) devra soit être saisie en deux parties<text:line-break/>une partie "entière" et une partie "décimales_après_virgule" (ex : centimes)</text:p>
            <text:p text:style-name="Table_20_Contents">ou bien saisie comme une chaîne de caractères retraitées/réanalysée où le séparateur pourra aussi bien être "." que "," .</text:p>
          </table:table-cell>
        </table:table-row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D'autre part , certaines des règles génériques suivantes seront à respecter aux endroits de la spécification où l'on y fera référence : </text:p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Références des règles de gestion</text:p>
          </table:table-cell>
          <table:table-cell table:style-name="Tableau3.B1" office:value-type="string">
            <text:p text:style-name="P2">Définitions de ces règles</text:p>
          </table:table-cell>
        </table:table-row>
        <table:table-row>
          <table:table-cell table:style-name="Tableau3.A2" office:value-type="string">
            <text:p text:style-name="Table_20_Contents">rMaj</text:p>
          </table:table-cell>
          <table:table-cell table:style-name="Tableau3.B2" office:value-type="string">
            <text:p text:style-name="Table_20_Contents">A saisir entièrement en majuscule</text:p>
          </table:table-cell>
        </table:table-row>
        <table:table-row>
          <table:table-cell table:style-name="Tableau3.A2" office:value-type="string">
            <text:p text:style-name="Table_20_Contents">rVerifAdresseFr</text:p>
          </table:table-cell>
          <table:table-cell table:style-name="Tableau3.B2" office:value-type="string">
            <text:p text:style-name="Table_20_Contents">Vérification d'une adresse française (ville/village existant , codePostal valide, …) souvent via une technologie de type Ajax (à la volée)</text:p>
          </table:table-cell>
        </table:table-row>
        <table:table-row>
          <table:table-cell table:style-name="Tableau3.A2" office:value-type="string">
            <text:p text:style-name="Table_20_Contents">rDateNonPassee</text:p>
          </table:table-cell>
          <table:table-cell table:style-name="Tableau3.B2" office:value-type="string">
            <text:p text:style-name="Table_20_Contents">Renseigner une date (par saisie ou spar élection) non passée (valeurs possibles : aujourd'hui ou avenir seulement) , ...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h text:style-name="Heading_20_3" text:outline-level="3">Autres spécificités</text:h>
      <text:p text:style-name="Standard"/>
      <text:p text:style-name="Standard"><text:span text:style-name="T1">Evolution future (prévue)</text:span> :</text:p>
      <text:p text:style-name="P3">Gérer des offres promotionnelles </text:p>
      <text:p text:style-name="P3">(basées sur une offre du catalogue , mais dates fixes et prix réduits).</text:p>
      <text:p text:style-name="Standard"/>
      <text:p text:style-name="P3"><text:span text:style-name="T1">Grands choix techniques et contraintes</text:span>:</text:p>
      <text:list xml:id="list38275723" text:style-name="L2">
        <text:list-item>
          <text:p text:style-name="P6">Développement itératif et incrémental.</text:p>
        </text:list-item>
        <text:list-item>
          <text:p text:style-name="P6">UML , architecture 3-tiers, internet.</text:p>
        </text:list-item>
        <text:list-item>
          <text:p text:style-name="P6">SGBDR (Oracle , MySQL , ....)</text:p>
        </text:list-item>
        <text:list-item>
          <text:p text:style-name="P6">Technologies "Java/JEE" :</text:p>
        </text:list-item>
      </text:list>
      <text:h text:style-name="P7" text:outline-level="2">Tableau d'ensemble des cas d'utilisation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ref_UC</text:p>
          </table:table-cell>
          <table:table-cell table:style-name="Tableau1.A1" office:value-type="string">
            <text:p text:style-name="P1">Nom Use Case</text:p>
          </table:table-cell>
          <table:table-cell table:style-name="Tableau1.A1" office:value-type="string">
            <text:p text:style-name="P1">Priorité (de 0 à +3)</text:p>
          </table:table-cell>
          <table:table-cell table:style-name="Tableau1.A1" office:value-type="string">
            <text:p text:style-name="P1">Estimation charge <text:s/>totale (j/h)</text:p>
          </table:table-cell>
          <table:table-cell table:style-name="Tableau1.E1" office:value-type="string">
            <text:p text:style-name="P1">Autres caractéristiques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C5" office:value-type="string">
            <text:p text:style-name="Table_20_Contents">2</text:p>
          </table:table-cell>
          <table:table-cell table:style-name="Tableau1.D2" office:value-type="string">
            <text:p text:style-name="Table_20_Contents">1 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  <table:table-cell table:style-name="Tableau1.E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Fonctionnalités attendues pour "voyages"</text:chapter></text:p>
      </style:header>
      <style:footer>
        <text:p text:style-name="Footer">Cours XXX<text:tab/>-<text:tab/>Page 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3T18:14:01.38</dc:date>
    <dc:language>fr-FR</dc:language>
    <meta:editing-cycles>36</meta:editing-cycles>
    <meta:editing-duration>PT1H39M6S</meta:editing-duration>
    <meta:document-statistic meta:table-count="3" meta:image-count="0" meta:object-count="0" meta:page-count="3" meta:paragraph-count="65" meta:word-count="517" meta:character-count="3312" meta:non-whitespace-character-count="2854"/>
    <meta:user-defined meta:name="Info 1"/>
    <meta:user-defined meta:name="Info 2"/>
    <meta:user-defined meta:name="Info 3"/>
    <meta:user-defined meta:name="Info 4"/>
  </office:meta>
</office:document-meta>
</file>